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0pt" fo:font-weight="bold" style:font-name-asian="Segoe UI1" style:font-size-asian="10pt" style:font-weight-asian="bold" style:font-name-complex="Segoe UI1" style:font-size-complex="1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style="italic" fo:font-weight="bold" style:font-name-asian="Segoe UI1" style:font-size-asian="10pt" style:font-style-asian="italic" style:font-weight-asian="bold" style:font-name-complex="Segoe UI1" style:font-size-complex="10pt" style:font-style-complex="italic" style:font-weight-complex="bold"/>
    </style:style>
    <style:style style:name="P8" style:family="paragraph">
      <loext:graphic-properties draw:fill="none" draw:fill-color="#ffffff"/>
      <style:text-properties style:font-name="Segoe UI Semibold" fo:font-size="20pt" fo:font-style="italic" style:font-size-asian="20pt" style:font-style-asian="italic" style:font-size-complex="20pt" style:font-style-complex="italic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fo:font-style="italic" style:font-name-asian="Segoe UI1" style:font-size-asian="8.5pt" style:font-style-asian="italic" style:font-name-complex="Segoe UI1" style:font-size-complex="8.5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font-size-asian="32pt" style:font-size-complex="32pt"/>
    </style:style>
    <style:style style:name="T3" style:family="text">
      <style:text-properties fo:color="#000000" style:text-position="super 58%" style:font-name="Segoe UI1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00" style:text-position="0% 100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super 58%" style:font-name="Segoe UI Semibold" fo:font-size="32pt" fo:font-style="italic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style:font-name="Segoe UI Semibold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8cm" svg:y="0.705cm">
          <draw:text-box>
            <text:p text:style-name="P1"><text:span text:style-name="T1">Epistle</text:span></text:p>
            <text:p text:style-name="P1"><text:span text:style-name="T2">Titus 2:11–1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1" draw:text-style-name="P5" draw:layer="layout" svg:width="24.384cm" svg:height="4.76cm" svg:x="1.778cm" svg:y="1.016cm">
          <draw:text-box>
            <text:p text:style-name="P4"><text:span text:style-name="T3">11</text:span><text:span text:style-name="T4">For the grace of God has appeared, bringing salvation for all people, </text:span><text:span text:style-name="T3">12</text:span><text:span text:style-name="T4">training us to renounce ungodliness and worldly passions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1" draw:text-style-name="P8" draw:layer="layout" svg:width="24.384cm" svg:height="6.263cm" svg:x="1.778cm" svg:y="1.016cm">
          <draw:text-box>
            <text:p text:style-name="P7"><text:span text:style-name="T5"><text:s/></text:span><text:span text:style-name="T5">and to live self-controlled, upright, and godly lives in the present age,</text:span><text:span text:style-name="T6"> </text:span><text:span text:style-name="T3">13</text:span><text:span text:style-name="T4">waiting for our blessed hope, the appearing of the glory of our great God and Savior Jesus Christ,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1" draw:text-style-name="P8" draw:layer="layout" svg:width="24.384cm" svg:height="7.203cm" svg:x="1.778cm" svg:y="1.016cm">
          <draw:text-box>
            <text:p text:style-name="P7"><text:span text:style-name="T3">14</text:span><text:span text:style-name="T4">who gave himself for us to redeem us from all lawlessness and to purify for himself a people for his own possession who are zealous for good works.</text:span></text:p>
            <text:p text:style-name="P9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3T11:43:21.314000000</meta:creation-date>
    <dc:title>bluwht blank</dc:title>
    <meta:editing-duration>PT6M44S</meta:editing-duration>
    <meta:editing-cycles>3</meta:editing-cycles>
    <meta:generator>LibreOffice/5.3.7.2$Windows_X86_64 LibreOffice_project/6b8ed514a9f8b44d37a1b96673cbbdd077e24059</meta:generator>
    <dc:date>2017-12-23T11:50:04.558000000</dc:date>
    <meta:document-statistic meta:object-count="44"/>
  </office:meta>
</office:document-meta>
</file>